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400000204B8B048F0008EB8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62cm" svg:height="2.384cm" svg:x="0.917cm" svg:y="1.605cm">
          <draw:text-box>
            <text:p text:style-name="P1">La Grande Local </text:p>
            <text:p text:style-name="P1">Resources &amp;</text:p>
            <text:p text:style-name="P1">Businesses</text:p>
          </draw:text-box>
        </draw:frame>
        <draw:frame draw:style-name="gr2" draw:text-style-name="P3" draw:layer="layout" svg:width="5.397cm" svg:height="1.673cm" svg:x="1.3cm" svg:y="5.21cm">
          <draw:text-box>
            <text:p><text:a xlink:href="https://brieckspro.com/posts/la-grande-local-resources/" xlink:type="simple">brieckspro.com</text:a></text:p>
          </draw:text-box>
        </draw:frame>
        <draw:frame draw:style-name="gr3" draw:text-style-name="P4" draw:layer="layout" svg:width="5.619cm" svg:height="5.619cm" svg:x="6.06cm" svg:y="0.973cm">
          <draw:image xlink:href="Pictures/100000010000020400000204B8B048F0008EB81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7:58.675210234</meta:creation-date>
    <dc:date>2025-08-02T23:03:13.765065476</dc:date>
    <meta:editing-duration>PT5H19M26S</meta:editing-duration>
    <meta:editing-cycles>9</meta:editing-cycles>
    <meta:generator>LibreOffice/7.3.7.2$Linux_X86_64 LibreOffice_project/30$Build-2</meta:generator>
    <meta:document-statistic meta:object-count="3"/>
  </office:meta>
</office:document-meta>
</file>